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81000001342BD9F4D3.png" manifest:media-type="image/png"/>
  <manifest:file-entry manifest:full-path="Pictures/10000000000001D5000001BEEF3E0DB7.png" manifest:media-type="image/png"/>
  <manifest:file-entry manifest:full-path="Pictures/100000000000012A000000C51A8E85E8.png" manifest:media-type="image/png"/>
  <manifest:file-entry manifest:full-path="Pictures/100000000000019E000001C26D128D4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0.351cm" svg:height="10.903cm" svg:x="0.049cm" svg:y="0.097cm">
          <draw:image xlink:href="Pictures/100000000000019E000001C26D128D44.png" xlink:type="simple" xlink:show="embed" xlink:actuate="onLoad">
            <text:p/>
          </draw:image>
        </draw:frame>
        <draw:frame draw:style-name="gr1" draw:text-style-name="P1" draw:layer="layout" svg:width="12.406cm" svg:height="11.797cm" svg:x="14.8cm" svg:y="0.4cm">
          <draw:image xlink:href="Pictures/10000000000001D5000001BEEF3E0DB7.png" xlink:type="simple" xlink:show="embed" xlink:actuate="onLoad">
            <text:p/>
          </draw:image>
        </draw:frame>
        <draw:frame draw:style-name="gr1" draw:text-style-name="P1" draw:layer="layout" svg:width="7.882cm" svg:height="5.21cm" svg:x="6.918cm" svg:y="10.79cm">
          <draw:image xlink:href="Pictures/100000000000012A000000C51A8E85E8.png" xlink:type="simple" xlink:show="embed" xlink:actuate="onLoad">
            <text:p/>
          </draw:image>
        </draw:frame>
        <draw:frame draw:style-name="gr1" draw:text-style-name="P1" draw:layer="layout" svg:width="27.999cm" svg:height="3.96cm" svg:x="0.401cm" svg:y="16.24cm">
          <draw:image xlink:href="Pictures/1000000000000881000001342BD9F4D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30T13:41:26.251164456</meta:creation-date>
    <dc:date>2016-09-30T16:24:41.407609386</dc:date>
    <meta:editing-duration>PT2M30S</meta:editing-duration>
    <meta:editing-cycles>3</meta:editing-cycles>
    <meta:generator>LibreOffice/4.2.8.2$Linux_X86_64 LibreOffice_project/420m0$Build-2</meta:generator>
    <meta:document-statistic meta:object-count="27"/>
  </office:meta>
</office:document-meta>
</file>